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36in"/>
    </style:style>
    <style:style style:name="Table2.A1" style:family="table-cell">
      <style:table-cell-properties style:writing-mode="pag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1.75in" table:align="left"/>
    </style:style>
    <style:style style:name="Table3.A" style:family="table-column">
      <style:table-column-properties style:column-width="1.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1847in" fo:margin-left="0in" table:align="left"/>
    </style:style>
    <style:style style:name="Table4.A" style:family="table-column">
      <style:table-column-properties style:column-width="5.1847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2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0cdebd"/>
    </style:style>
    <style:style style:name="P3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fo:font-size="13pt" fo:font-weight="normal" officeooo:rsid="0028276d" officeooo:paragraph-rsid="00b74f96" style:font-size-asian="13pt" style:font-weight-asian="normal" style:font-size-complex="13pt" style:font-weight-complex="normal"/>
    </style:style>
    <style:style style:name="P4" style:family="paragraph" style:parent-style-name="Table_20_Contents">
      <style:paragraph-properties fo:margin-top="0in" fo:margin-bottom="0.0201in" style:contextual-spacing="false" fo:text-align="center" style:justify-single-word="false"/>
      <style:text-properties style:font-name="Linux Libertine O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nux Libertine O" fo:font-size="13pt" officeooo:rsid="00a6f89f" officeooo:paragraph-rsid="00a6f89f" style:font-size-asian="13pt" style:font-size-complex="13pt"/>
    </style:style>
    <style:style style:name="P6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style:font-name="Linux Libertine O" officeooo:paragraph-rsid="00b74f96"/>
    </style:style>
    <style:style style:name="P7" style:family="paragraph" style:parent-style-name="Table_20_Contents">
      <style:paragraph-properties fo:margin-top="0in" fo:margin-bottom="0.0201in" style:contextual-spacing="false" fo:line-height="100%"/>
      <style:text-properties style:font-name="Linux Libertine O" officeooo:paragraph-rsid="00a6f89f"/>
    </style:style>
    <style:style style:name="P8" style:family="paragraph" style:parent-style-name="Text_20_body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fa7cb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1" style:font-size-complex="11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11pt" officeooo:rsid="009f2890" officeooo:paragraph-rsid="009f2890" style:font-name-asian="Noto Sans CJK JP Regular" style:font-size-asian="11pt" style:font-name-complex="Noto Sans Devanagari1" style:font-size-complex="11pt"/>
    </style:style>
    <style:style style:name="P25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.0201in" style:contextual-spacing="false" fo:line-height="100%"/>
      <style:text-properties style:font-name="Linux Libertine O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margin-top="0in" fo:margin-bottom="0.0201in" style:contextual-spacing="false"/>
      <style:text-properties style:font-name="Linux Libertine O" fo:font-size="11pt" officeooo:paragraph-rsid="011a7de4" style:font-size-asian="11pt" style:font-size-complex="11pt"/>
    </style:style>
    <style:style style:name="P35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a6f89f"/>
    </style:style>
    <style:style style:name="P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 O" fo:font-size="28pt" fo:font-weight="bold" officeooo:rsid="000c3fa1" officeooo:paragraph-rsid="000c3fa1" style:font-name-asian="Noto Sans CJK JP Regular" style:font-size-asian="28pt" style:font-weight-asian="bold" style:font-name-complex="Noto Sans Devanagari1" style:font-size-complex="28pt" style:font-weight-complex="bold"/>
    </style:style>
    <style:style style:name="P37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0b74f96"/>
    </style:style>
    <style:style style:name="P38" style:family="paragraph" style:parent-style-name="Table_20_Contents">
      <style:paragraph-properties fo:margin-top="0in" fo:margin-bottom="0.0201in" style:contextual-spacing="false"/>
      <style:text-properties style:font-name="Linux Libertine O" officeooo:rsid="00922416" officeooo:paragraph-rsid="00fa7cb4"/>
    </style:style>
    <style:style style:name="P3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a7cb4" officeooo:paragraph-rsid="00fa7cb4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4d19f" officeooo:paragraph-rsid="00fa7cb4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b984e" officeooo:paragraph-rsid="00fb984e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591b9" officeooo:paragraph-rsid="010591b9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1a84a" officeooo:paragraph-rsid="0101a84a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c0c8c" officeooo:paragraph-rsid="010c0c8c" style:font-size-asian="11pt" style:font-weight-asian="normal" style:font-size-complex="11pt" style:font-weight-complex="normal"/>
    </style:style>
    <style:style style:name="P51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0838f5" officeooo:paragraph-rsid="010838f5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0fe7bdd" officeooo:paragraph-rsid="00fe7bdd" style:font-size-asian="11pt" style:font-weight-asian="normal" style:font-size-complex="11pt" style:font-weight-complex="normal"/>
    </style:style>
    <style:style style:name="P53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fo:font-weight="normal" officeooo:rsid="0113b877" officeooo:paragraph-rsid="0113b877" style:font-size-asian="11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margin-top="0in" fo:margin-bottom="0.0201in" style:contextual-spacing="false"/>
      <style:text-properties style:font-name="Linux Libertine O" fo:font-size="11pt" officeooo:rsid="00a6f89f" officeooo:paragraph-rsid="00a6f89f" style:font-size-asian="11pt" style:font-size-complex="11pt"/>
    </style:style>
    <style:style style:name="P55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b2508d"/>
    </style:style>
    <style:style style:name="P56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af099"/>
    </style:style>
    <style:style style:name="P57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cd3ec0"/>
    </style:style>
    <style:style style:name="P58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59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paragraph-rsid="00f01355"/>
    </style:style>
    <style:style style:name="P60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a7cb4" officeooo:paragraph-rsid="00fa7cb4"/>
    </style:style>
    <style:style style:name="P61" style:family="paragraph" style:parent-style-name="Standard" style:list-style-name="L1">
      <style:paragraph-properties fo:margin-top="0in" fo:margin-bottom="0.0201in" style:contextual-spacing="false"/>
      <style:text-properties style:font-name="Linux Libertine O" officeooo:rsid="00f26ff1" officeooo:paragraph-rsid="00f26ff1"/>
    </style:style>
    <style:style style:name="P62" style:family="paragraph" style:parent-style-name="Table_20_Contents" style:list-style-name="L1">
      <style:paragraph-properties fo:margin-top="0in" fo:margin-bottom="0.0201in" style:contextual-spacing="false"/>
      <style:text-properties officeooo:paragraph-rsid="00b74f96"/>
    </style:style>
    <style:style style:name="P63" style:family="paragraph" style:parent-style-name="Table_20_Contents" style:list-style-name="L1">
      <style:paragraph-properties fo:margin-top="0in" fo:margin-bottom="0.0201in" style:contextual-spacing="false"/>
      <style:text-properties officeooo:paragraph-rsid="00e3c7f3"/>
    </style:style>
    <style:style style:name="P64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218d1a" officeooo:paragraph-rsid="01218d1a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187b" officeooo:paragraph-rsid="0119187b" style:font-size-asian="11pt" style:font-weight-asian="normal" style:font-size-complex="11pt" style:font-weight-complex="normal"/>
    </style:style>
    <style:style style:name="P6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9790d" officeooo:paragraph-rsid="0119790d" style:font-size-asian="11pt" style:font-weight-asian="normal" style:font-size-complex="11pt" style:font-weight-complex="normal"/>
    </style:style>
    <style:style style:name="P70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11a4253" officeooo:paragraph-rsid="011a4253" style:font-size-asian="11pt" style:font-weight-asian="normal" style:font-size-complex="11pt" style:font-weight-complex="normal"/>
    </style:style>
    <style:style style:name="P71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7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7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7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7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76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7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 O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78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paragraph-rsid="00a6f89f" style:font-size-asian="11pt" style:font-size-complex="11pt"/>
    </style:style>
    <style:style style:name="P79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8a72cb" officeooo:paragraph-rsid="00d6c934" style:font-size-asian="11pt" style:font-size-complex="11pt"/>
    </style:style>
    <style:style style:name="P80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fo:font-size="11pt" officeooo:rsid="00ca8632" officeooo:paragraph-rsid="00ca8632" style:font-size-asian="11pt" style:font-size-complex="11pt"/>
    </style:style>
    <style:style style:name="P81" style:family="paragraph" style:parent-style-name="Table_20_Contents">
      <style:paragraph-properties fo:margin-top="0in" fo:margin-bottom="0.0201in" style:contextual-spacing="false"/>
      <style:text-properties style:font-name="Linux Libertine O" fo:font-size="11pt" fo:font-weight="bold" officeooo:rsid="00a50cea" officeooo:paragraph-rsid="0136b2a4" style:font-size-asian="11pt" style:font-weight-asian="bold" style:font-size-complex="11pt" style:font-weight-complex="bold"/>
    </style:style>
    <style:style style:name="P82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a6f89f"/>
    </style:style>
    <style:style style:name="P83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2774d"/>
    </style:style>
    <style:style style:name="P84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paragraph-rsid="00d84d7c"/>
    </style:style>
    <style:style style:name="P85" style:family="paragraph" style:parent-style-name="Table_20_Contents" style:list-style-name="L1">
      <style:paragraph-properties fo:margin-top="0in" fo:margin-bottom="0.0201in" style:contextual-spacing="false"/>
      <style:text-properties style:font-name="Linux Libertine O" officeooo:rsid="00cfacac" officeooo:paragraph-rsid="00cfacac"/>
    </style:style>
    <style:style style:name="P86" style:family="paragraph" style:parent-style-name="Table_20_Contents">
      <style:paragraph-properties fo:margin-top="0in" fo:margin-bottom="0.0201in" style:contextual-spacing="false"/>
      <style:text-properties style:font-name="Linux Libertine O" officeooo:paragraph-rsid="0136b2a4"/>
    </style:style>
    <style:style style:name="P87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983bdc"/>
    </style:style>
    <style:style style:name="P88" style:family="paragraph" style:parent-style-name="Table_20_Contents">
      <style:paragraph-properties fo:margin-top="0in" fo:margin-bottom="0.0201in" style:contextual-spacing="false"/>
      <style:text-properties officeooo:paragraph-rsid="00fa7cb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officeooo:rsid="000da007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69e0" style:font-weight-asian="normal" style:font-weight-complex="normal"/>
    </style:style>
    <style:style style:name="T8" style:family="text">
      <style:text-properties fo:font-weight="normal" officeooo:rsid="00922416" style:font-weight-asian="normal" style:font-weight-complex="normal"/>
    </style:style>
    <style:style style:name="T9" style:family="text">
      <style:text-properties fo:font-weight="normal" officeooo:rsid="0093c37e" style:font-weight-asian="normal" style:font-weight-complex="normal"/>
    </style:style>
    <style:style style:name="T10" style:family="text">
      <style:text-properties fo:font-weight="normal" officeooo:rsid="0096a386" style:font-weight-asian="normal" style:font-weight-complex="normal"/>
    </style:style>
    <style:style style:name="T11" style:family="text">
      <style:text-properties fo:font-weight="normal" officeooo:rsid="009aa60f" style:font-weight-asian="normal" style:font-weight-complex="normal"/>
    </style:style>
    <style:style style:name="T12" style:family="text">
      <style:text-properties fo:font-weight="normal" officeooo:rsid="00a50cea" style:font-weight-asian="normal" style:font-weight-complex="normal"/>
    </style:style>
    <style:style style:name="T13" style:family="text">
      <style:text-properties fo:font-weight="normal" officeooo:rsid="00ca948e" style:font-weight-asian="normal" style:font-weight-complex="normal"/>
    </style:style>
    <style:style style:name="T14" style:family="text">
      <style:text-properties fo:font-weight="normal" officeooo:rsid="00d5332d" style:font-weight-asian="normal" style:font-weight-complex="normal"/>
    </style:style>
    <style:style style:name="T15" style:family="text">
      <style:text-properties fo:font-weight="normal" officeooo:rsid="00fa7cb4" style:font-weight-asian="normal" style:font-weight-complex="normal"/>
    </style:style>
    <style:style style:name="T16" style:family="text">
      <style:text-properties fo:font-weight="normal" officeooo:rsid="011a7de4" style:font-weight-asian="normal" style:font-weight-complex="normal"/>
    </style:style>
    <style:style style:name="T17" style:family="text">
      <style:text-properties officeooo:rsid="004dd4db"/>
    </style:style>
    <style:style style:name="T18" style:family="text">
      <style:text-properties officeooo:rsid="004f73cb"/>
    </style:style>
    <style:style style:name="T19" style:family="text">
      <style:text-properties officeooo:rsid="005080c2"/>
    </style:style>
    <style:style style:name="T20" style:family="text">
      <style:text-properties officeooo:rsid="00514c0a"/>
    </style:style>
    <style:style style:name="T21" style:family="text">
      <style:text-properties fo:font-size="16pt" officeooo:rsid="0016a030" style:font-size-asian="16pt" style:font-size-complex="16pt"/>
    </style:style>
    <style:style style:name="T22" style:family="text">
      <style:text-properties fo:font-size="16pt" officeooo:rsid="0087a1f4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officeooo:rsid="00922416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11a7de4" style:font-style-asian="italic" style:font-weight-asian="normal" style:font-style-complex="italic" style:font-weight-complex="normal"/>
    </style:style>
    <style:style style:name="T29" style:family="text">
      <style:text-properties officeooo:rsid="0096a386"/>
    </style:style>
    <style:style style:name="T30" style:family="text">
      <style:text-properties officeooo:rsid="00983bdc"/>
    </style:style>
    <style:style style:name="T31" style:family="text">
      <style:text-properties officeooo:rsid="0089294f"/>
    </style:style>
    <style:style style:name="T32" style:family="text">
      <style:text-properties officeooo:rsid="00a6f89f"/>
    </style:style>
    <style:style style:name="T33" style:family="text">
      <style:text-properties style:use-window-font-color="true" loext:opacity="0%" style:font-name="Linux Libertine O"/>
    </style:style>
    <style:style style:name="T34" style:family="text">
      <style:text-properties style:use-window-font-color="true" loext:opacity="0%" style:font-name="Linux Libertine O" style:text-underline-style="none"/>
    </style:style>
    <style:style style:name="T35" style:family="text">
      <style:text-properties style:use-window-font-color="true" loext:opacity="0%" style:font-name="Linux Libertine O" style:text-underline-style="none" officeooo:rsid="0085d603"/>
    </style:style>
    <style:style style:name="T36" style:family="text">
      <style:text-properties style:use-window-font-color="true" loext:opacity="0%" style:font-name="Linux Libertine O" fo:font-size="11pt" style:text-underline-style="none" officeooo:rsid="00fb984e" style:font-name-asian="Noto Sans CJK JP Regular" style:font-size-asian="11pt" style:font-name-complex="Noto Sans Devanagari1" style:font-size-complex="11pt"/>
    </style:style>
    <style:style style:name="T37" style:family="text">
      <style:text-properties style:use-window-font-color="true" loext:opacity="0%" style:font-name="Linux Libertine O" fo:font-size="11pt" style:text-underline-style="none" officeooo:rsid="0136b2a4" style:font-name-asian="Noto Sans CJK JP Regular" style:font-size-asian="11pt" style:font-name-complex="Noto Sans Devanagari1" style:font-size-complex="11pt"/>
    </style:style>
    <style:style style:name="T38" style:family="text">
      <style:text-properties style:use-window-font-color="true" loext:opacity="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39" style:family="text">
      <style:text-properties style:use-window-font-color="true" loext:opacity="0%" style:font-name="Linux Libertine O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text-underline-style="none"/>
    </style:style>
    <style:style style:name="T42" style:family="text">
      <style:text-properties style:use-window-font-color="true" loext:opacity="0%" fo:font-size="11pt" fo:font-style="normal" style:text-underline-style="none" fo:font-weight="bold" officeooo:rsid="00a50cea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44" style:family="text">
      <style:text-properties officeooo:rsid="00c45559"/>
    </style:style>
    <style:style style:name="T45" style:family="text">
      <style:text-properties officeooo:rsid="00ca948e"/>
    </style:style>
    <style:style style:name="T46" style:family="text">
      <style:text-properties officeooo:rsid="00cccf58"/>
    </style:style>
    <style:style style:name="T47" style:family="text">
      <style:text-properties officeooo:rsid="00d2774d"/>
    </style:style>
    <style:style style:name="T48" style:family="text">
      <style:text-properties officeooo:rsid="00d90853"/>
    </style:style>
    <style:style style:name="T49" style:family="text">
      <style:text-properties officeooo:rsid="00f4a1e9"/>
    </style:style>
    <style:style style:name="T50" style:family="text">
      <style:text-properties officeooo:rsid="00f65781"/>
    </style:style>
    <style:style style:name="T51" style:family="text">
      <style:text-properties officeooo:rsid="00f6e7c3"/>
    </style:style>
    <style:style style:name="T52" style:family="text">
      <style:text-properties officeooo:rsid="00fa7cb4"/>
    </style:style>
    <style:style style:name="T53" style:family="text">
      <style:text-properties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a4d19f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b2508d" style:font-size-asian="11pt" style:font-weight-asian="normal" style:font-size-complex="11pt" style:font-weight-complex="normal"/>
    </style:style>
    <style:style style:name="T56" style:family="text">
      <style:text-properties fo:font-size="11pt" fo:font-weight="normal" officeooo:rsid="008a72cb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96a386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0f96672" style:font-size-asian="11pt" style:font-weight-asian="normal" style:font-size-complex="11pt" style:font-weight-complex="normal"/>
    </style:style>
    <style:style style:name="T59" style:family="text">
      <style:text-properties fo:font-size="11pt" fo:font-weight="normal" officeooo:rsid="00d2774d" style:font-size-asian="11pt" style:font-weight-asian="normal" style:font-size-complex="11pt" style:font-weight-complex="normal"/>
    </style:style>
    <style:style style:name="T60" style:family="text">
      <style:text-properties fo:font-size="11pt" fo:font-weight="normal" officeooo:rsid="00997c88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c359ad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c5d5a3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a50cea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922416" style:font-size-asian="11pt" style:font-weight-asian="normal" style:font-size-complex="11pt" style:font-weight-complex="normal"/>
    </style:style>
    <style:style style:name="T65" style:family="text">
      <style:text-properties fo:font-size="11pt" fo:font-weight="normal" officeooo:rsid="009aa60f" style:font-size-asian="11pt" style:font-weight-asian="normal" style:font-size-complex="11pt" style:font-weight-complex="normal"/>
    </style:style>
    <style:style style:name="T66" style:family="text">
      <style:text-properties fo:font-size="11pt" fo:font-weight="normal" officeooo:rsid="00c3d5c8" style:font-size-asian="11pt" style:font-weight-asian="normal" style:font-size-complex="11pt" style:font-weight-complex="normal"/>
    </style:style>
    <style:style style:name="T67" style:family="text">
      <style:text-properties fo:font-size="11pt" fo:font-weight="normal" officeooo:rsid="0095a825" style:font-size-asian="11pt" style:font-weight-asian="normal" style:font-size-complex="11pt" style:font-weight-complex="normal"/>
    </style:style>
    <style:style style:name="T68" style:family="text">
      <style:text-properties fo:font-size="11pt" fo:font-weight="normal" officeooo:rsid="0093c37e" style:font-size-asian="11pt" style:font-weight-asian="normal" style:font-size-complex="11pt" style:font-weight-complex="normal"/>
    </style:style>
    <style:style style:name="T69" style:family="text">
      <style:text-properties fo:font-size="11pt" fo:font-weight="normal" officeooo:rsid="00d84d7c" style:font-size-asian="11pt" style:font-weight-asian="normal" style:font-size-complex="11pt" style:font-weight-complex="normal"/>
    </style:style>
    <style:style style:name="T70" style:family="text">
      <style:text-properties fo:font-size="11pt" fo:font-weight="normal" officeooo:rsid="00f87600" style:font-size-asian="11pt" style:font-weight-asian="normal" style:font-size-complex="11pt" style:font-weight-complex="normal"/>
    </style:style>
    <style:style style:name="T71" style:family="text">
      <style:text-properties fo:font-size="11pt" fo:font-weight="normal" officeooo:rsid="00dacabf" style:font-size-asian="11pt" style:font-weight-asian="normal" style:font-size-complex="11pt" style:font-weight-complex="normal"/>
    </style:style>
    <style:style style:name="T72" style:family="text">
      <style:text-properties fo:font-size="11pt" fo:font-weight="normal" officeooo:rsid="00412e07" style:font-size-asian="11pt" style:font-weight-asian="normal" style:font-size-complex="11pt" style:font-weight-complex="normal"/>
    </style:style>
    <style:style style:name="T73" style:family="text">
      <style:text-properties fo:font-size="11pt" fo:font-weight="normal" officeooo:rsid="00a6f89f" style:font-size-asian="11pt" style:font-weight-asian="normal" style:font-size-complex="11pt" style:font-weight-complex="normal"/>
    </style:style>
    <style:style style:name="T74" style:family="text">
      <style:text-properties fo:font-size="11pt" fo:font-weight="normal" officeooo:rsid="00f01355" style:font-size-asian="11pt" style:font-weight-asian="normal" style:font-size-complex="11pt" style:font-weight-complex="normal"/>
    </style:style>
    <style:style style:name="T75" style:family="text">
      <style:text-properties fo:font-size="11pt" fo:font-weight="normal" officeooo:rsid="00f0c1f8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f2bcdf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fa7cb4" style:font-size-asian="11pt" style:font-weight-asian="normal" style:font-size-complex="11pt" style:font-weight-complex="normal"/>
    </style:style>
    <style:style style:name="T78" style:family="text">
      <style:text-properties fo:font-size="11pt" fo:font-weight="normal" officeooo:rsid="00103ce5" style:font-size-asian="11pt" style:font-weight-asian="normal" style:font-size-complex="11pt" style:font-weight-complex="normal"/>
    </style:style>
    <style:style style:name="T79" style:family="text">
      <style:text-properties fo:font-size="11pt" fo:font-weight="normal" officeooo:rsid="011a7de4" style:font-size-asian="11pt" style:font-weight-asian="normal" style:font-size-complex="11pt" style:font-weight-complex="normal"/>
    </style:style>
    <style:style style:name="T80" style:family="text">
      <style:text-properties fo:font-size="11pt" fo:font-weight="normal" officeooo:rsid="0134e50c" style:font-size-asian="11pt" style:font-weight-asian="normal" style:font-size-complex="11pt" style:font-weight-complex="normal"/>
    </style:style>
    <style:style style:name="T81" style:family="text">
      <style:text-properties fo:font-size="11pt" fo:font-weight="bold" officeooo:rsid="00bc1d7e" style:font-size-asian="11pt" style:font-weight-asian="bold" style:font-size-complex="11pt" style:font-weight-complex="bold"/>
    </style:style>
    <style:style style:name="T82" style:family="text">
      <style:text-properties fo:font-size="11pt" fo:font-weight="bold" officeooo:rsid="002ac7f3" style:font-size-asian="11pt" style:font-weight-asian="bold" style:font-size-complex="11pt" style:font-weight-complex="bold"/>
    </style:style>
    <style:style style:name="T83" style:family="text">
      <style:text-properties fo:font-size="11pt" fo:font-weight="bold" officeooo:rsid="00a50cea" style:font-size-asian="11pt" style:font-weight-asian="bold" style:font-size-complex="11pt" style:font-weight-complex="bold"/>
    </style:style>
    <style:style style:name="T84" style:family="text">
      <style:text-properties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87" style:family="text">
      <style:text-properties fo:font-size="11pt" officeooo:rsid="00cdaccc" style:font-size-asian="11pt" style:font-size-complex="11pt"/>
    </style:style>
    <style:style style:name="T88" style:family="text">
      <style:text-properties fo:font-size="11pt" officeooo:rsid="00cd3ec0" style:font-size-asian="11pt" style:font-size-complex="11pt"/>
    </style:style>
    <style:style style:name="T89" style:family="text">
      <style:text-properties fo:font-size="11pt" officeooo:rsid="00f747ff" style:font-size-asian="11pt" style:font-size-complex="11pt"/>
    </style:style>
    <style:style style:name="T90" style:family="text">
      <style:text-properties fo:font-size="11pt" officeooo:rsid="00a6f89f" style:font-size-asian="11pt" style:font-size-complex="11pt"/>
    </style:style>
    <style:style style:name="T91" style:family="text">
      <style:text-properties fo:font-size="11pt" officeooo:rsid="00e8c704" style:font-size-asian="11pt" style:font-size-complex="11pt"/>
    </style:style>
    <style:style style:name="T92" style:family="text">
      <style:text-properties fo:font-size="11pt" officeooo:rsid="00c359ad" style:font-size-asian="11pt" style:font-size-complex="11pt"/>
    </style:style>
    <style:style style:name="T93" style:family="text">
      <style:text-properties fo:font-size="11pt" officeooo:rsid="00e696a2" style:font-size-asian="11pt" style:font-size-complex="11pt"/>
    </style:style>
    <style:style style:name="T94" style:family="text">
      <style:text-properties fo:font-size="11pt" officeooo:rsid="00caf099" style:font-size-asian="11pt" style:font-size-complex="11pt"/>
    </style:style>
    <style:style style:name="T95" style:family="text">
      <style:text-properties fo:font-size="11pt" officeooo:rsid="00e18298" style:font-size-asian="11pt" style:font-size-complex="11pt"/>
    </style:style>
    <style:style style:name="T96" style:family="text">
      <style:text-properties fo:font-size="13pt" fo:font-weight="normal" officeooo:rsid="00b74f96" style:font-size-asian="13pt" style:font-weight-asian="normal" style:font-size-complex="13pt" style:font-weight-complex="normal"/>
    </style:style>
    <style:style style:name="T97" style:family="text">
      <style:text-properties fo:font-size="13pt" fo:font-weight="normal" officeooo:rsid="0028276d" style:font-size-asian="13pt" style:font-weight-asian="normal" style:font-size-complex="13pt" style:font-weight-complex="normal"/>
    </style:style>
    <style:style style:name="T98" style:family="text">
      <style:text-properties style:font-name="Linux Libertine O"/>
    </style:style>
    <style:style style:name="T99" style:family="text">
      <style:text-properties style:font-name="Linux Libertine O" fo:font-size="11pt" fo:font-weight="normal" officeooo:rsid="002ac7f3" style:font-size-asian="11pt" style:font-weight-asian="normal" style:font-size-complex="11pt" style:font-weight-complex="normal"/>
    </style:style>
    <style:style style:name="T100" style:family="text">
      <style:text-properties style:font-name="Linux Libertine O" fo:font-size="11pt" fo:font-weight="normal" officeooo:rsid="008f95df" style:font-size-asian="11pt" style:font-weight-asian="normal" style:font-size-complex="11pt" style:font-weight-complex="normal"/>
    </style:style>
    <style:style style:name="T101" style:family="text">
      <style:text-properties style:font-name="Linux Libertine O" fo:font-size="11pt" fo:font-weight="normal" officeooo:rsid="00e32b3e" style:font-size-asian="11pt" style:font-weight-asian="normal" style:font-size-complex="11pt" style:font-weight-complex="normal"/>
    </style:style>
    <style:style style:name="T102" style:family="text">
      <style:text-properties style:font-name="Linux Libertine O" fo:font-size="11pt" fo:font-weight="normal" officeooo:rsid="000da007" style:font-size-asian="11pt" style:font-weight-asian="normal" style:font-size-complex="11pt" style:font-weight-complex="normal"/>
    </style:style>
    <style:style style:name="T103" style:family="text">
      <style:text-properties style:font-name="Linux Libertine O" fo:font-size="11pt" fo:font-weight="normal" officeooo:rsid="00dc6b1b" style:font-size-asian="11pt" style:font-weight-asian="normal" style:font-size-complex="11pt" style:font-weight-complex="normal"/>
    </style:style>
    <style:style style:name="T104" style:family="text">
      <style:text-properties style:font-name="Linux Libertine O" fo:font-size="11pt" fo:font-weight="normal" officeooo:rsid="00ca8632" style:font-size-asian="11pt" style:font-weight-asian="normal" style:font-size-complex="11pt" style:font-weight-complex="normal"/>
    </style:style>
    <style:style style:name="T105" style:family="text">
      <style:text-properties style:font-name="Linux Libertine O" fo:font-size="11pt" fo:font-weight="normal" officeooo:rsid="0028276d" style:font-size-asian="11pt" style:font-weight-asian="normal" style:font-size-complex="11pt" style:font-weight-complex="normal"/>
    </style:style>
    <style:style style:name="T106" style:family="text">
      <style:text-properties style:font-name="Linux Libertine O" fo:font-size="11pt" fo:font-weight="normal" officeooo:rsid="003569e0" style:font-size-asian="11pt" style:font-weight-asian="normal" style:font-size-complex="11pt" style:font-weight-complex="normal"/>
    </style:style>
    <style:style style:name="T107" style:family="text">
      <style:text-properties style:font-name="Linux Libertine O" fo:font-size="11pt" fo:font-weight="normal" officeooo:rsid="011a7de4" style:font-size-asian="11pt" style:font-weight-asian="normal" style:font-size-complex="11pt" style:font-weight-complex="normal"/>
    </style:style>
    <style:style style:name="T108" style:family="text">
      <style:text-properties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style:style style:name="T109" style:family="text">
      <style:text-properties style:font-name="Linux Libertine O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110" style:family="text">
      <style:text-properties style:font-name="Linux Libertine O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111" style:family="text">
      <style:text-properties style:font-name="Linux Libertine O" fo:font-size="11pt" fo:font-style="italic" fo:font-weight="normal" officeooo:rsid="00fa7cb4" style:font-size-asian="11pt" style:font-style-asian="italic" style:font-weight-asian="normal" style:font-size-complex="11pt" style:font-style-complex="italic" style:font-weight-complex="normal"/>
    </style:style>
    <style:style style:name="T112" style:family="text">
      <style:text-properties style:font-name="Linux Libertine O" fo:font-size="11pt" fo:font-style="italic" fo:font-weight="normal" officeooo:rsid="012d42b2" style:font-size-asian="11pt" style:font-style-asian="italic" style:font-weight-asian="normal" style:font-size-complex="11pt" style:font-style-complex="italic" style:font-weight-complex="normal"/>
    </style:style>
    <style:style style:name="T113" style:family="text">
      <style:text-properties style:font-name="Linux Libertine O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114" style:family="text">
      <style:text-properties style:font-name="Linux Libertine O" officeooo:rsid="00ca2acc"/>
    </style:style>
    <style:style style:name="T115" style:family="text">
      <style:text-properties style:font-name="Linux Libertine O" officeooo:rsid="005b4a3c"/>
    </style:style>
    <style:style style:name="T116" style:family="text">
      <style:text-properties officeooo:rsid="0119790d"/>
    </style:style>
    <style:style style:name="T117" style:family="text">
      <style:text-properties officeooo:rsid="011a7de4"/>
    </style:style>
    <style:style style:name="T118" style:family="text">
      <style:text-properties officeooo:rsid="011c5325"/>
    </style:style>
    <style:style style:name="T119" style:family="text">
      <style:text-properties officeooo:rsid="01214170"/>
    </style:style>
    <style:style style:name="T120" style:family="text">
      <style:text-properties officeooo:rsid="01218d1a"/>
    </style:style>
    <style:style style:name="T121" style:family="text">
      <style:text-properties officeooo:rsid="01222d02"/>
    </style:style>
    <style:style style:name="T122" style:family="text">
      <style:text-properties officeooo:rsid="0124da65"/>
    </style:style>
    <style:style style:name="T123" style:family="text">
      <style:text-properties officeooo:rsid="0125208b"/>
    </style:style>
    <style:style style:name="T124" style:family="text">
      <style:text-properties officeooo:rsid="0126972e"/>
    </style:style>
    <style:style style:name="T125" style:family="text">
      <style:text-properties officeooo:rsid="0127fd79"/>
    </style:style>
    <style:style style:name="T126" style:family="text">
      <style:text-properties officeooo:rsid="012993e1"/>
    </style:style>
    <style:style style:name="T127" style:family="text">
      <style:text-properties officeooo:rsid="012b49cb"/>
    </style:style>
    <style:style style:name="T128" style:family="text">
      <style:text-properties officeooo:rsid="0130b681"/>
    </style:style>
    <style:style style:name="T129" style:family="text">
      <style:text-properties officeooo:rsid="013121c6"/>
    </style:style>
    <style:style style:name="T130" style:family="text">
      <style:text-properties officeooo:rsid="013317e2"/>
    </style:style>
    <style:style style:name="T131" style:family="text">
      <style:text-properties style:text-underline-style="none"/>
    </style:style>
    <style:style style:name="T132" style:family="text">
      <style:text-properties style:text-underline-style="none" officeooo:rsid="00fa7cb4"/>
    </style:style>
    <style:style style:name="T133" style:family="text">
      <style:text-properties fo:color="#c9211e" loext:opacity="100%" style:font-name="Linux Libertine O" fo:font-size="11pt" style:text-underline-style="none" fo:font-weight="bold" officeooo:rsid="00fa7cb4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pan text:style-name="T23">C</text:span><text:span text:style-name="T21">HRISTOPHER</text:span> <text:span text:style-name="T23">S. C</text:span><text:span text:style-name="T21">ORLEY, </text:span><text:span text:style-name="T22">PhD</text:span></text:p>
          </table:table-cell>
          <table:table-cell table:style-name="Table1.A1" office:value-type="string">
            <text:p text:style-name="P87"><text:a xlink:type="simple" xlink:href="https://christop.club/" text:style-name="Internet_20_link" text:visited-style-name="Visited_20_Internet_20_Link"><text:span text:style-name="T37">https://christop.club/</text:span></text:a></text:p>
            <text:p text:style-name="P2"><text:a xlink:type="simple" xlink:href="mailto:cscorley@gmail.com" text:style-name="Internet_20_link" text:visited-style-name="Visited_20_Internet_20_Link"><text:span text:style-name="T36">cscorley@gmail.com</text:span></text:a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><text:a xlink:type="simple" xlink:href="https://github.com/cscorley" text:style-name="Internet_20_link" text:visited-style-name="Visited_20_Internet_20_Link"><text:span text:style-name="T34">https://github.com/cscorley</text:span></text:a></text:p>
            <text:p text:style-name="P24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SKILLS</text:p>
                </table:table-cell>
              </table:table-row>
              <table:table-row>
                <table:table-cell table:style-name="Table3.A1" office:value-type="string">
                  <text:list xml:id="list2449409486" text:style-name="L1">
                    <text:list-item>
                      <text:p text:style-name="P39">Ruby</text:p>
                      <text:list>
                        <text:list-item>
                          <text:p text:style-name="P39">Rails</text:p>
                        </text:list-item>
                        <text:list-item>
                          <text:p text:style-name="P39">Sidekiq</text:p>
                        </text:list-item>
                      </text:list>
                    </text:list-item>
                    <text:list-item>
                      <text:p text:style-name="P40">.NET</text:p>
                      <text:list>
                        <text:list-item>
                          <text:p text:style-name="P42">C#</text:p>
                        </text:list-item>
                        <text:list-item>
                          <text:p text:style-name="P43">Framework &amp; Core</text:p>
                        </text:list-item>
                        <text:list-item>
                          <text:p text:style-name="P40">ASP.NET WebAPI</text:p>
                        </text:list-item>
                        <text:list-item>
                          <text:p text:style-name="P44">VB.NET</text:p>
                        </text:list-item>
                        <text:list-item>
                          <text:p text:style-name="P45">NServiceBus</text:p>
                        </text:list-item>
                      </text:list>
                    </text:list-item>
                    <text:list-item>
                      <text:p text:style-name="P40">Python</text:p>
                      <text:list>
                        <text:list-item>
                          <text:p text:style-name="P40">Flask</text:p>
                        </text:list-item>
                        <text:list-item>
                          <text:p text:style-name="P46">Django</text:p>
                        </text:list-item>
                        <text:list-item>
                          <text:p text:style-name="P40">numpy</text:p>
                        </text:list-item>
                        <text:list-item>
                          <text:p text:style-name="P47">Jupyter Notebooks</text:p>
                        </text:list-item>
                      </text:list>
                    </text:list-item>
                    <text:list-item>
                      <text:p text:style-name="P40">SQL</text:p>
                    </text:list-item>
                    <text:list-item>
                      <text:p text:style-name="P40">JavaScript</text:p>
                      <text:list>
                        <text:list-item>
                          <text:p text:style-name="P48">Electron</text:p>
                        </text:list-item>
                        <text:list-item>
                          <text:p text:style-name="P40">Node</text:p>
                        </text:list-item>
                        <text:list-item>
                          <text:p text:style-name="P39">TypeScript</text:p>
                        </text:list-item>
                        <text:list-item>
                          <text:p text:style-name="P39">Stencil</text:p>
                        </text:list-item>
                        <text:list-item>
                          <text:p text:style-name="P40">Vue</text:p>
                        </text:list-item>
                      </text:list>
                    </text:list-item>
                    <text:list-item>
                      <text:p text:style-name="P49">Tailwind CSS</text:p>
                    </text:list-item>
                    <text:list-item>
                      <text:p text:style-name="P40">Rust <text:span text:style-name="T125">(intermediate)</text:span></text:p>
                    </text:list-item>
                    <text:list-item>
                      <text:p text:style-name="P45">Go (beginner)</text:p>
                    </text:list-item>
                    <text:list-item>
                      <text:p text:style-name="P40">Git</text:p>
                    </text:list-item>
                    <text:list-item>
                      <text:p text:style-name="P40">Elasticsearch</text:p>
                    </text:list-item>
                    <text:list-item>
                      <text:p text:style-name="P39">Redis</text:p>
                    </text:list-item>
                    <text:list-item>
                      <text:p text:style-name="P40">MongoDB</text:p>
                    </text:list-item>
                    <text:list-item>
                      <text:p text:style-name="P40">RabbitMQ</text:p>
                    </text:list-item>
                    <text:list-item>
                      <text:p text:style-name="P40">New Relic</text:p>
                    </text:list-item>
                    <text:list-item>
                      <text:p text:style-name="P40">GNU/Linux</text:p>
                    </text:list-item>
                    <text:list-item>
                      <text:p text:style-name="P41">Windows Server <text:span text:style-name="T119">&amp; IIS</text:span></text:p>
                    </text:list-item>
                    <text:list-item>
                      <text:p text:style-name="P39">Kubernetes</text:p>
                    </text:list-item>
                    <text:list-item>
                      <text:p text:style-name="P50">Docker</text:p>
                    </text:list-item>
                    <text:list-item>
                      <text:p text:style-name="P39">Google Cloud Platform</text:p>
                    </text:list-item>
                    <text:list-item>
                      <text:p text:style-name="P39">Amazon Web Services</text:p>
                    </text:list-item>
                    <text:list-item>
                      <text:p text:style-name="P55"><text:span text:style-name="T54">Azure </text:span><text:span text:style-name="T55">DevOps</text:span></text:p>
                    </text:list-item>
                    <text:list-item>
                      <text:p text:style-name="P60"><text:span text:style-name="T55">G</text:span><text:span text:style-name="T53">itHub Actions</text:span></text:p>
                    </text:list-item>
                    <text:list-item>
                      <text:p text:style-name="P51">ArgoCD</text:p>
                    </text:list-item>
                    <text:list-item>
                      <text:p text:style-name="P52">Nix</text:p>
                    </text:list-item>
                    <text:list-item>
                      <text:p text:style-name="P53">Prometheus</text:p>
                    </text:list-item>
                    <text:list-item>
                      <text:p text:style-name="P53">Grafana</text:p>
                    </text:list-item>
                  </text:list>
                  <text:p text:style-name="P22"/>
                  <text:p text:style-name="P22"/>
                </table:table-cell>
              </table:table-row>
              <table:table-row>
                <table:table-cell table:style-name="Table3.A1" office:value-type="string">
                  <text:p text:style-name="P5"><text:soft-page-break/>EDUCATION</text:p>
                </table:table-cell>
              </table:table-row>
              <table:table-row>
                <table:table-cell table:style-name="Table3.A1" office:value-type="string">
                  <text:p text:style-name="P25">PhD, Computer Science</text:p>
                  <text:p text:style-name="P13">University of Alabama</text:p>
                  <text:p text:style-name="P15">May 2018</text:p>
                  <text:p text:style-name="P31"><text:span text:style-name="T8">Online Topic Modeling For Software Maintenance Using A </text:span><text:span text:style-name="T9">C</text:span><text:span text:style-name="T8">hangeset-Based Approach</text:span></text:p>
                  <text:p text:style-name="P32"/>
                  <text:p text:style-name="P26"><text:span text:style-name="T24">M</text:span><text:span text:style-name="T4">S,</text:span><text:span text:style-name="T24"> Computer Science</text:span></text:p>
                  <text:p text:style-name="P14">University of Alabama</text:p>
                  <text:p text:style-name="P16">August 2014</text:p>
                  <text:p text:style-name="P16"/>
                  <text:p text:style-name="P11"><text:span text:style-name="T4">BS,</text:span><text:span text:style-name="T31"> Computer Science</text:span></text:p>
                  <text:p text:style-name="P10">University of North Alabama</text:p>
                  <text:p text:style-name="P9">May 2011</text:p>
                </table:table-cell>
              </table:table-row>
              <table:table-row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6"><text:span text:style-name="T96">OTHER</text:span><text:span text:style-name="T97"> EXPERIENCE</text:span></text:p>
                </table:table-cell>
              </table:table-row>
              <table:table-row>
                <table:table-cell table:style-name="Table3.A1" office:value-type="string">
                  <text:p text:style-name="P37"><text:span text:style-name="T81">O</text:span><text:span text:style-name="T82">pen-source projects</text:span></text:p>
                  <text:list xml:id="list202436119266253" text:continue-numbering="true" text:style-name="L1">
                    <text:list-item>
                      <text:p text:style-name="P62"><text:a xlink:type="simple" xlink:href="https://github.com/cscorley/whatthepatch" text:style-name="Internet_20_link" text:visited-style-name="Visited_20_Internet_20_Link"><text:span text:style-name="T39">whatthepatch</text:span></text:a><text:span text:style-name="T99">: Python diff/patch parsing library, </text:span><text:span text:style-name="T100">owner</text:span></text:p>
                    </text:list-item>
                    <text:list-item>
                      <text:p text:style-name="P64"><text:a xlink:type="simple" xlink:href="https://github.com/RaRe-Technologies/gensim" text:style-name="Internet_20_link" text:visited-style-name="Visited_20_Internet_20_Link"><text:span text:style-name="T33">Gensim</text:span></text:a><text:span text:style-name="T98">: Python topic modeling library, </text:span><text:span text:style-name="T114">previous </text:span><text:span text:style-name="T115">core contributor</text:span></text:p>
                    </text:list-item>
                  </text:list>
                  <text:p text:style-name="P17"/>
                  <text:p text:style-name="P27">Research instrumentation</text:p>
                  <text:list xml:id="list202436053128576" text:continue-numbering="true" text:style-name="L1">
                    <text:list-item>
                      <text:p text:style-name="P65">Language-agnostic source code parser using ANTLR4 grammars. <text:span text:style-name="T20">Java, XML</text:span></text:p>
                    </text:list-item>
                    <text:list-item>
                      <text:p text:style-name="P66"><text:span text:style-name="T20">A</text:span>pplication for source code <text:span text:style-name="T18">search</text:span> <text:span text:style-name="T19">using</text:span> linguistic similarity rather than keyword<text:span text:style-name="T17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office:value-type="string">
                  <text:p text:style-name="P25"/>
                </table:table-cell>
              </table:table-row>
            </table:table>
            <text:p text:style-name="P12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<text:span text:style-name="T32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88"><text:a xlink:type="simple" xlink:href="https://fathom.video/" text:style-name="Internet_20_link" text:visited-style-name="Visited_20_Internet_20_Link"><text:span text:style-name="T38">Fathom Video</text:span></text:a><text:span text:style-name="T109">,</text:span><text:span text:style-name="T110"> </text:span><text:span text:style-name="T111">Senior</text:span><text:span text:style-name="T113"> Software Engineer</text:span></text:p>
                  <text:p text:style-name="P38"><text:span text:style-name="T77">February</text:span><text:span text:style-name="T63"> </text:span><text:span text:style-name="T53">20</text:span><text:span text:style-name="T77">21</text:span><text:span text:style-name="T53"> – </text:span><text:span text:style-name="T63">present | </text:span><text:span text:style-name="T77">Remote</text:span></text:p>
                  <text:list xml:id="list202436015002701" text:continue-numbering="true" text:style-name="L1">
                    <text:list-item>
                      <text:p text:style-name="P67">Pair and mob programming to debug issues and incident outage response</text:p>
                    </text:list-item>
                    <text:list-item>
                      <text:p text:style-name="P67">Assist and support user<text:span text:style-name="T122">s with </text:span><text:span text:style-name="T123">installation</text:span> and <text:span text:style-name="T123">ongoing </text:span>problem diagnosis</text:p>
                    </text:list-item>
                    <text:list-item>
                      <text:p text:style-name="P68">Researched, designed, <text:span text:style-name="T116">implemented, </text:span><text:span text:style-name="T129">and maintained</text:span> real-time event processing architecture <text:span text:style-name="T129">that drives user-facing </text:span><text:span text:style-name="T130">live recording</text:span><text:span text:style-name="T129"> features</text:span></text:p>
                    </text:list-item>
                    <text:list-item>
                      <text:p text:style-name="P68">Overhauled CI/CD pipelines using Git<text:span text:style-name="T120">H</text:span>ub Actions, <text:span text:style-name="T116">Google Cloud Build,</text:span> and ArgoCD to reduce build and deployment times <text:span text:style-name="T121">from 45 minutes to </text:span><text:span text:style-name="T124">5</text:span><text:span text:style-name="T121"> minutes</text:span></text:p>
                    </text:list-item>
                    <text:list-item>
                      <text:p text:style-name="P68">Designed <text:span text:style-name="T116">and implemented flexible and reusable Elasticsearch-based search architecture and backend </text:span><text:span text:style-name="T126">maintenance support methodologies</text:span></text:p>
                    </text:list-item>
                    <text:list-item>
                      <text:p text:style-name="P69">Build and maintain Grafana dashboards with Prometheus data for all services</text:p>
                    </text:list-item>
                    <text:list-item>
                      <text:p text:style-name="P69">Re-implemented and refactored Electron-based application prototype into a robust cross-platform user desktop application</text:p>
                    </text:list-item>
                    <text:list-item>
                      <text:p text:style-name="P70">Implemented backend and frontend features for <text:span text:style-name="T127">editing videos and transcripts</text:span></text:p>
                    </text:list-item>
                    <text:list-item>
                      <text:p text:style-name="P70">Designed and reimplemented security features and administrator dashboards</text:p>
                    </text:list-item>
                    <text:list-item>
                      <text:p text:style-name="P70">Re-integrated Oauth sign-up flows for Microsoft, Google, and Zoo<text:span text:style-name="T117">m</text:span></text:p>
                    </text:list-item>
                  </text:list>
                  <text:p text:style-name="P18"/>
                  <text:p text:style-name="P28"><text:a xlink:type="simple" xlink:href="https://coyote.com/" text:style-name="Internet_20_link" text:visited-style-name="Visited_20_Internet_20_Link"><text:span text:style-name="T41">Coyote Logistics</text:span></text:a><text:span text:style-name="T2">,</text:span><text:span text:style-name="T25"> </text:span><text:span text:style-name="T26">Lead Software Engineer</text:span></text:p>
                  <text:p text:style-name="P30"><text:span text:style-name="T12">August </text:span><text:span text:style-name="T6">2019 – </text:span><text:span text:style-name="T15">February 2021</text:span><text:span text:style-name="T12"> | Chattanooga, TN, USA</text:span></text:p>
                  <text:list xml:id="list202434763795679" text:continue-numbering="true" text:style-name="L1">
                    <text:list-item>
                      <text:p text:style-name="P82"><text:span text:style-name="T56">Manage deployments and releases of products </text:span><text:span text:style-name="T57">owned by team</text:span></text:p>
                    </text:list-item>
                    <text:list-item>
                      <text:p text:style-name="P71">Moved team from Scrum-style sprints to Kanban</text:p>
                    </text:list-item>
                    <text:list-item>
                      <text:p text:style-name="P83"><text:span text:style-name="T58">Gathered project requirements and</text:span><text:span text:style-name="T56"> document</text:span><text:span text:style-name="T58">ed</text:span><text:span text:style-name="T56"> work to be completed </text:span></text:p>
                    </text:list-item>
                    <text:list-item>
                      <text:p text:style-name="P83"><text:span text:style-name="T56">Explore and make development plans </text:span><text:span text:style-name="T57">for team to execute</text:span></text:p>
                    </text:list-item>
                    <text:list-item>
                      <text:p text:style-name="P85"><text:span text:style-name="T57">C</text:span><text:span text:style-name="T53">ommunicate project status, updates, and progress to management and business analysis</text:span></text:p>
                    </text:list-item>
                    <text:list-item>
                      <text:p text:style-name="P72">Pair programming to <text:span text:style-name="T47">debug issues or </text:span>resolve development blocks</text:p>
                    </text:list-item>
                    <text:list-item>
                      <text:p text:style-name="P72">Mentoring on test writing, refactors, and experimentation of changes</text:p>
                    </text:list-item>
                    <text:list-item>
                      <text:p text:style-name="P78">Designed and mentored changes for implementing Elasticsearch script-based updates of time-critical and continuously updated data</text:p>
                    </text:list-item>
                    <text:list-item>
                      <text:p text:style-name="P83"><text:span text:style-name="T59">Designed, developed, and delivered project</text:span><text:span text:style-name="T56"> that overhauled company search functionality with Elasticsearch solution </text:span><text:span text:style-name="T60">that replaced</text:span><text:span text:style-name="T56"> SQL-based queries </text:span><text:span text:style-name="T60">with</text:span><text:span text:style-name="T56"> flexible </text:span><text:span text:style-name="T61">type-ahead</text:span><text:span text:style-name="T56"> and fuzzy searching</text:span></text:p>
                    </text:list-item>
                    <text:list-item>
                      <text:p text:style-name="P83"><text:span text:style-name="T60">Implemented data collection for determining metrics on actual user search </text:span><text:span text:style-name="T62">selections</text:span></text:p>
                    </text:list-item>
                    <text:list-item>
                      <text:p text:style-name="P73">Lead project converting in-memory caching to Azure-hosted Redis</text:p>
                    </text:list-item>
                    <text:list-item>
                      <text:p text:style-name="P73">Converted <text:span text:style-name="T29">team </text:span>build infrastructure to YAML-based Azure DevOps <text:span text:style-name="T44">pipelines</text:span></text:p>
                    </text:list-item>
                    <text:list-item>
                      <text:p text:style-name="P73">Build and maintain Kibana dashboards for Logstash logging<text:span text:style-name="T117"> </text:span></text:p>
                    </text:list-item>
                  </text:list>
                  <text:p text:style-name="P19"/>
                  <text:p text:style-name="P86"><text:a xlink:type="simple" xlink:href="https://coyote.com/" text:style-name="Internet_20_link" text:visited-style-name="Visited_20_Internet_20_Link"><text:span text:style-name="T42">Coyote Logistics</text:span></text:a><text:span text:style-name="T84">,</text:span><text:span text:style-name="T85"> Senior</text:span><text:span text:style-name="T86"> Software Engineer</text:span></text:p>
                  <text:p text:style-name="P35"><text:span text:style-name="T63">April </text:span><text:span text:style-name="T64">2019 – </text:span><text:span text:style-name="T63">August 2</text:span><text:span text:style-name="T80">01</text:span><text:span text:style-name="T63">9 | Chattanooga, TN, USA</text:span></text:p>
                  <text:list xml:id="list202435262055219" text:continue-numbering="true" text:style-name="L1">
                    <text:list-item>
                      <text:p text:style-name="P79"><text:span text:style-name="T6">Productionalized a data-science model in Python </text:span><text:span text:style-name="T11">with Flask</text:span></text:p>
                    </text:list-item>
                    <text:list-item>
                      <text:p text:style-name="P79"><text:span text:style-name="T6">Improved model training efficacy, model deployment, and prediction robustness </text:span><text:span text:style-name="T14">of data-science models</text:span></text:p>
                    </text:list-item>
                    <text:list-item>
                      <text:p text:style-name="P82"><text:span text:style-name="T56">Designed, implemented, </text:span><text:span text:style-name="T65">and documented</text:span><text:span text:style-name="T56"> service changes that moved Elasticsearch </text:span><text:span text:style-name="T66">clients</text:span><text:span text:style-name="T56"> to secure-connection clusters</text:span></text:p>
                    </text:list-item>
                    <text:list-item>
                      <text:p text:style-name="P79"><text:span text:style-name="T6">Designed, implemented, and documented a</text:span><text:span text:style-name="T10">n</text:span><text:span text:style-name="T6"> internal NuGet library for </text:span><text:soft-page-break/><text:span text:style-name="T6">Elasticsearch index management</text:span></text:p>
                    </text:list-item>
                    <text:list-item>
                      <text:p text:style-name="P74">Provide<text:span text:style-name="T118">d</text:span> de facto implementations and patterns for the company that allows teams to rapidly develop and deploy Elasticsearch-based applications</text:p>
                    </text:list-item>
                    <text:list-item>
                      <text:p text:style-name="P82"><text:span text:style-name="T56">Installed and maintained </text:span><text:span text:style-name="T65">Developer</text:span><text:span text:style-name="T56"> and QA Elasticsearch clusters</text:span></text:p>
                    </text:list-item>
                  </text:list>
                  <text:p text:style-name="P19"/>
                  <text:p text:style-name="P81"><text:a xlink:type="simple" xlink:href="https://coyote.com/" text:style-name="Internet_20_link" text:visited-style-name="Visited_20_Internet_20_Link"><text:span text:style-name="T43">Coyote Logistics</text:span></text:a><text:span text:style-name="T2">,</text:span><text:span text:style-name="T25"> </text:span><text:span text:style-name="T26"><text:s/>Software Engineer</text:span></text:p>
                  <text:p text:style-name="P35"><text:span text:style-name="T63">February </text:span><text:span text:style-name="T64">201</text:span><text:span text:style-name="T63">6</text:span><text:span text:style-name="T64"> – </text:span><text:span text:style-name="T63">April 2019 | Chattanooga, TN, USA</text:span></text:p>
                  <text:list xml:id="list202435556308652" text:continue-numbering="true" text:style-name="L1">
                    <text:list-item>
                      <text:p text:style-name="P84"><text:span text:style-name="T67">Designed and i</text:span><text:span text:style-name="T68">mplemented Elasticsearch-based </text:span><text:span text:style-name="T67">services to </text:span><text:span text:style-name="T68">replac</text:span><text:span text:style-name="T67">e</text:span><text:span text:style-name="T68"> SQL searching and reports</text:span></text:p>
                    </text:list-item>
                    <text:list-item>
                      <text:p text:style-name="P84"><text:span text:style-name="T69">Architected</text:span><text:span text:style-name="T67"> </text:span><text:span text:style-name="T65">A/B </text:span><text:span text:style-name="T69">service that</text:span><text:span text:style-name="T65"> account</text:span><text:span text:style-name="T69">s</text:span><text:span text:style-name="T65"> for </text:span><text:span text:style-name="T67">Elasticsearch index changes, removing service maintenance windows and allowing for continuous deployment</text:span></text:p>
                    </text:list-item>
                    <text:list-item>
                      <text:p text:style-name="P75">Single-handedly upgraded company dependencies on Elasticsearch 1 to Elasticsearch 5, introduc<text:span text:style-name="T48">ing</text:span> architecture and development patterns for gradual upgrades on future major versions</text:p>
                    </text:list-item>
                    <text:list-item>
                      <text:p text:style-name="P82"><text:span text:style-name="T67">Reformulated critical Elasticsearch queries </text:span><text:span text:style-name="T65">that brought</text:span><text:span text:style-name="T57"> mainline application query time from 30 seconds to sub-second searches</text:span></text:p>
                    </text:list-item>
                    <text:list-item>
                      <text:p text:style-name="P75">Designed and implemented Elasticsearch jobs for identifying and removing old documents from long-lived indices <text:span text:style-name="T30">reducing index disk sizes 85% or more</text:span></text:p>
                    </text:list-item>
                    <text:list-item>
                      <text:p text:style-name="P82"><text:span text:style-name="T70">Implemented</text:span><text:span text:style-name="T71"> m</text:span><text:span text:style-name="T68">ajor improvements to robustness and reliability of critical internal WCF </text:span><text:span text:style-name="T65">location geocoding and distance routing</text:span><text:span text:style-name="T68"> </text:span><text:span text:style-name="T67">service while introducing large refactors and increasing unit test coverage from less than 250 to over 1500</text:span></text:p>
                    </text:list-item>
                    <text:list-item>
                      <text:p text:style-name="P75">Reduced requests to external service by 99% (200K/day to 2K/day)</text:p>
                    </text:list-item>
                    <text:list-item>
                      <text:p text:style-name="P75">Researched and authored comprehensive service documentation</text:p>
                    </text:list-item>
                    <text:list-item>
                      <text:p text:style-name="P76">Designed protocol and process for deprecating WCF service methods</text:p>
                    </text:list-item>
                  </text:list>
                  <text:p text:style-name="P20"/>
                  <text:p text:style-name="P28"><text:a xlink:type="simple" xlink:href="https://global.abb/" text:style-name="Internet_20_link" text:visited-style-name="Visited_20_Internet_20_Link"><text:span text:style-name="T43">ABB Corporate Research</text:span></text:a><text:span text:style-name="T2">,</text:span><text:span text:style-name="T25"> Visiting Re</text:span><text:span text:style-name="T27">se</text:span><text:span text:style-name="T25">archer &amp; Research Developer</text:span></text:p>
                  <text:p text:style-name="P7"><text:span text:style-name="T63">January </text:span><text:span text:style-name="T64">201</text:span><text:span text:style-name="T63">5 </text:span><text:span text:style-name="T64">– </text:span><text:span text:style-name="T63">February 2016 | Raleigh, NC, USA</text:span></text:p>
                  <text:list xml:id="list202434719052877" text:continue-numbering="true" text:style-name="L1">
                    <text:list-item>
                      <text:p text:style-name="P63"><text:span text:style-name="T101">Conceived, designed, and</text:span><text:span text:style-name="T102"> </text:span><text:span text:style-name="T103">developed application </text:span><text:span text:style-name="T104">for</text:span><text:span text:style-name="T102"> </text:span><text:span text:style-name="T104">“</text:span><text:a xlink:type="simple" xlink:href="https://sites.google.com/site/focuslightonline/home" text:style-name="Internet_20_link" text:visited-style-name="Visited_20_Internet_20_Link"><text:span text:style-name="T40">FlowLight</text:span></text:a><text:span text:style-name="T104">” </text:span><text:span text:style-name="T105">project</text:span><text:span text:style-name="T102"> to reduce interruptons of knowledge worker</text:span><text:span text:style-name="T106">s </text:span><text:span text:style-name="T104">using LED lights, </text:span><text:span text:style-name="T107">including constructing and soldering physical research prototypes</text:span></text:p>
                    </text:list-item>
                    <text:list-item>
                      <text:p text:style-name="P80"><text:span text:style-name="T7">D</text:span><text:span text:style-name="T6">eveloped and maintained research instrumentation </text:span><text:span text:style-name="T13">software</text:span></text:p>
                    </text:list-item>
                    <text:list-item>
                      <text:p text:style-name="P77">Maintained <text:span text:style-name="T45">internal </text:span>web service <text:span text:style-name="T45">and Visual Studio plugin</text:span> for internal users</text:p>
                    </text:list-item>
                  </text:list>
                  <text:p text:style-name="P21"/>
                  <text:p text:style-name="P29"><text:a xlink:type="simple" xlink:href="https://cs.ua.edu/" text:style-name="Internet_20_link" text:visited-style-name="Visited_20_Internet_20_Link"><text:span text:style-name="T41">University of Alabama</text:span></text:a><text:span text:style-name="T6">, </text:span><text:span text:style-name="T25">Graduate Research/</text:span><text:span text:style-name="T28">Teaching</text:span><text:span text:style-name="T25"> Assistant </text:span><text:span text:style-name="T28">and Mentor</text:span></text:p>
                  <text:p text:style-name="P34"><text:span text:style-name="T16">Summer</text:span><text:span text:style-name="T8"> 201</text:span><text:span text:style-name="T16">1 </text:span><text:span text:style-name="T12">– Spring</text:span><text:span text:style-name="T8"> 201</text:span><text:span text:style-name="T16">5</text:span><text:span text:style-name="T8"> </text:span><text:span text:style-name="T12">| Tuscaloosa, AL, USA</text:span></text:p>
                  <text:list xml:id="list202434972614961" text:continue-numbering="true" text:style-name="L1">
                    <text:list-item>
                      <text:p text:style-name="P56"><text:span text:style-name="T94">Collaborated on literature review and systematic classification of security research topics </text:span><text:span text:style-name="T95">though the </text:span><text:span text:style-name="T78">NSA Grant: “Growing the Science of Security Through </text:span><text:span text:style-name="T61">Analytics</text:span><text:span text:style-name="T78">”</text:span></text:p>
                    </text:list-item>
                    <text:list-item>
                      <text:p text:style-name="P54">Taught 1<text:span text:style-name="T5">st</text:span> &amp; 2<text:span text:style-name="T5">nd</text:span> year students <text:span text:style-name="T46">introductory </text:span><text:span text:style-name="T49">and intermediate-</text:span><text:span text:style-name="T50">level</text:span><text:span text:style-name="T49"> </text:span><text:span text:style-name="T46">programming using Python </text:span><text:span text:style-name="T51">on Linux-based systems</text:span></text:p>
                    </text:list-item>
                    <text:list-item>
                      <text:p text:style-name="P57"><text:span text:style-name="T87">E</text:span><text:span text:style-name="T88">mphasized </text:span><text:span text:style-name="T87">software engineering principals and best practices to students by example and </text:span><text:span text:style-name="T89">student </text:span><text:span text:style-name="T87">collaboration</text:span></text:p>
                    </text:list-item>
                    <text:list-item>
                      <text:p text:style-name="P58"><text:span text:style-name="T90">Lead, </text:span><text:span text:style-name="T91">collaborated, </text:span><text:span text:style-name="T92">mentored, </text:span><text:span text:style-name="T93">and supervised</text:span><text:span text:style-name="T90"> undergraduates on research projects</text:span><text:span text:style-name="T72"> </text:span><text:span text:style-name="T73">in Research Experience for Undergraduates program</text:span></text:p>
                    </text:list-item>
                    <text:list-item>
                      <text:p text:style-name="P59"><text:span text:style-name="T73">P</text:span><text:span text:style-name="T74">ublished </text:span><text:span text:style-name="T79">and presented </text:span><text:span text:style-name="T74">peer-reviewed research papers in leading software maintenance conferences </text:span><text:span text:style-name="T79">and workshops</text:span></text:p>
                    </text:list-item>
                    <text:list-item>
                      <text:p text:style-name="P61"><text:span text:style-name="T75">P</text:span><text:span text:style-name="T53">eer-reviewed research papers </text:span><text:span text:style-name="T76">and provided early feedback to authors</text:span></text:p>
                    </text:list-item>
                  </text:list>
                </table:table-cell>
              </table:table-row>
            </table:table>
            <text:p text:style-name="P3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 O" svg:font-family="'Linux Libertine O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20T17:28:50.600890445</meta:creation-date>
    <dc:date>2023-01-19T20:24:34.532323919</dc:date>
    <meta:editing-duration>P2DT12H53M14S</meta:editing-duration>
    <meta:editing-cycles>278</meta:editing-cycles>
    <meta:generator>LibreOffice/7.3.7.2$Linux_X86_64 LibreOffice_project/30$Build-2</meta:generator>
    <meta:document-statistic meta:table-count="4" meta:image-count="0" meta:object-count="0" meta:page-count="2" meta:paragraph-count="126" meta:word-count="930" meta:character-count="6477" meta:non-whitespace-character-count="5757"/>
  </office:meta>
</office:document-meta>
</file>